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0.703cm" fo:min-width="1.722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03cm" fo:min-width="1.722cm"/>
      <style:paragraph-properties style:writing-mode="lr-tb"/>
    </style:style>
    <style:style style:name="gr4" style:family="graphic" style:parent-style-name="standard">
      <style:graphic-properties svg:stroke-color="#0000ff" draw:fill-color="#ffffff" draw:textarea-horizontal-align="justify" draw:textarea-vertical-align="middle" draw:auto-grow-height="false" fo:min-height="0.703cm" fo:min-width="1.72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03cm" fo:min-width="1.72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02cm" fo:min-width="1.72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04cm" fo:min-width="1.72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01cm" fo:min-width="2.0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2cm" svg:height="0.953cm" svg:x="86.407cm" svg:y="1.317cm">
          <text:p text:style-name="P1">11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87.359cm" svg:y="2.587cm">
          <text:p text:style-name="P1">-39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4.185cm" svg:y="2.587cm">
          <text:p text:style-name="P1">11 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3cm" svg:x="78.787cm" svg:y="3.857cm">
          <text:p text:style-name="P1">11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6.407cm" svg:y="3.857cm">
          <text:p text:style-name="P1">-14 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3cm" svg:x="64.817cm" svg:y="4.81cm">
          <text:p text:style-name="P1">11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2.597cm" svg:y="5.127cm">
          <text:p text:style-name="P1">1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0.057cm" svg:y="6.397cm">
          <text:p text:style-name="P1">1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5.137cm" svg:y="6.397cm">
          <text:p text:style-name="P1">-9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77.654cm" svg:y="7.667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2.279cm" svg:y="7.667cm">
          <text:p text:style-name="P1">-4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0.057cm" svg:y="8.937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75.295cm" svg:y="8.937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49.259cm" svg:y="6.397cm">
          <text:p text:style-name="P1">1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7.039cm" svg:y="6.397cm">
          <text:p text:style-name="P1">6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9.579cm" svg:y="7.667cm">
          <text:p text:style-name="P1">1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59.737cm" svg:y="7.667cm">
          <text:p text:style-name="P1">6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71.802cm" svg:y="8.937cm">
          <text:p text:style-name="P1">-4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68.627cm" svg:y="8.937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69.897cm" svg:y="10.207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67.357cm" svg:y="10.207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1.325cm" svg:y="8.937cm">
          <text:p text:style-name="P1">5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57.514cm" svg:y="8.937cm">
          <text:p text:style-name="P1">6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2.595cm" svg:y="10.207cm">
          <text:p text:style-name="P1">4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9.737cm" svg:y="10.207cm">
          <text:p text:style-name="P1">5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3.865cm" svg:y="11.477cm">
          <text:p text:style-name="P1">3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0.689cm" svg:y="11.477cm">
          <text:p text:style-name="P1">4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1.96cm" svg:y="12.747cm">
          <text:p text:style-name="P1">3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5.769cm" svg:y="12.747cm">
          <text:p text:style-name="P1">2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7.992cm" svg:y="14.017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3.547cm" svg:y="14.017cm">
          <text:p text:style-name="P1">2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22cm" svg:height="0.953cm" svg:x="70.214cm" svg:y="15.287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5.769cm" svg:y="15.287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1.164cm" svg:y="7.667cm">
          <text:p text:style-name="P1">1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47.037cm" svg:y="7.667cm">
          <text:p text:style-name="P1">1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1.164cm" svg:y="10.207cm">
          <text:p text:style-name="P1">9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3.069cm" svg:y="8.937cm">
          <text:p text:style-name="P1">9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49.26cm" svg:y="8.937cm">
          <text:p text:style-name="P1">10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4.657cm" svg:y="10.207cm">
          <text:p text:style-name="P1">8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3.069cm" svg:y="11.477cm">
          <text:p text:style-name="P1">8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6.245cm" svg:y="11.477cm">
          <text:p text:style-name="P1">7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7.515cm" svg:y="12.747cm">
          <text:p text:style-name="P1">6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4.657cm" svg:y="12.747cm">
          <text:p text:style-name="P1">7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9.102cm" svg:y="14.017cm">
          <text:p text:style-name="P1">5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6.245cm" svg:y="14.017cm">
          <text:p text:style-name="P1">6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0.689cm" svg:y="15.287cm">
          <text:p text:style-name="P1">4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7.515cm" svg:y="15.287cm">
          <text:p text:style-name="P1">5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2.277cm" svg:y="16.557cm">
          <text:p text:style-name="P1">3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9.102cm" svg:y="16.557cm">
          <text:p text:style-name="P1">4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3.864cm" svg:y="17.827cm">
          <text:p text:style-name="P1">2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0.69cm" svg:y="17.827cm">
          <text:p text:style-name="P1">3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5.135cm" svg:y="19.097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2.277cm" svg:y="19.097cm">
          <text:p text:style-name="P1">2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22cm" svg:height="0.953cm" svg:x="66.722cm" svg:y="20.367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3.865cm" svg:y="20.367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5.759cm" svg:y="11.794cm">
          <text:p text:style-name="P1">1 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0.953cm" svg:x="85.759cm" svg:y="11.794cm">
          <text:p text:style-name="P1">1 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3cm" svg:x="84.171cm" svg:y="13.065cm">
          <text:p text:style-name="P1">1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7.569cm" svg:y="13.064cm">
          <text:p text:style-name="P1">-49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5.759cm" svg:y="14.335cm">
          <text:p text:style-name="P1">-24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2.584cm" svg:y="14.334cm">
          <text:p text:style-name="P1">1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0.996cm" svg:y="15.605cm">
          <text:p text:style-name="P1">1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4.171cm" svg:y="15.604cm">
          <text:p text:style-name="P1">-9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2.583cm" svg:y="16.875cm">
          <text:p text:style-name="P1">-4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9.409cm" svg:y="16.874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7.821cm" svg:y="18.145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0.996cm" svg:y="18.144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6.091cm" svg:y="19.732cm">
          <text:p text:style-name="P1">1 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0.953cm" svg:x="86.091cm" svg:y="19.732cm">
          <text:p text:style-name="P1">2 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3cm" svg:x="84.503cm" svg:y="21.002cm">
          <text:p text:style-name="P1">2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6.091cm" svg:y="22.272cm">
          <text:p text:style-name="P1">-23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2.916cm" svg:y="22.271cm">
          <text:p text:style-name="P1">2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1.328cm" svg:y="23.542cm">
          <text:p text:style-name="P1">2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4.503cm" svg:y="23.541cm">
          <text:p text:style-name="P1">-8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2.915cm" svg:y="24.812cm">
          <text:p text:style-name="P1">-3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9.741cm" svg:y="24.811cm">
          <text:p text:style-name="P1">2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8.153cm" svg:y="26.082cm">
          <text:p text:style-name="P1">2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1.328cm" svg:y="26.081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2.915cm" svg:y="27.351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0.058cm" svg:y="27.35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7.36cm" svg:y="21.001cm">
          <text:p text:style-name="P1">-48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86.407cm" svg:y="27.67cm">
          <text:p text:style-name="P1">1 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0.953cm" svg:x="86.407cm" svg:y="27.67cm">
          <text:p text:style-name="P1">3 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3cm" svg:x="84.819cm" svg:y="28.94cm">
          <text:p text:style-name="P1">3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6.407cm" svg:y="30.21cm">
          <text:p text:style-name="P1">-22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3.232cm" svg:y="30.209cm">
          <text:p text:style-name="P1">3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1.644cm" svg:y="31.48cm">
          <text:p text:style-name="P1">3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4.819cm" svg:y="31.479cm">
          <text:p text:style-name="P1">-7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3.231cm" svg:y="32.75cm">
          <text:p text:style-name="P1">-2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0.057cm" svg:y="32.749cm">
          <text:p text:style-name="P1">3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8.469cm" svg:y="34.02cm">
          <text:p text:style-name="P1">3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1.644cm" svg:y="34.019cm">
          <text:p text:style-name="P1">2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3.231cm" svg:y="35.289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0.374cm" svg:y="35.288cm">
          <text:p text:style-name="P1">2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7.676cm" svg:y="28.939cm">
          <text:p text:style-name="P1">-47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4.819cm" svg:y="36.56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81.962cm" svg:y="36.559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75.931cm" svg:y="19.732cm">
          <text:p text:style-name="P1">1 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0.953cm" svg:x="75.931cm" svg:y="19.732cm">
          <text:p text:style-name="P1">5 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3cm" svg:height="0.953cm" svg:x="74.342cm" svg:y="21.002cm">
          <text:p text:style-name="P1">5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5.931cm" svg:y="22.272cm">
          <text:p text:style-name="P1">-20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2.756cm" svg:y="22.271cm">
          <text:p text:style-name="P1">5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1.168cm" svg:y="23.542cm">
          <text:p text:style-name="P1">5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4.343cm" svg:y="23.541cm">
          <text:p text:style-name="P1">-5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2.755cm" svg:y="24.812cm">
          <text:p text:style-name="P1">0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9.581cm" svg:y="24.811cm">
          <text:p text:style-name="P1">5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7.993cm" svg:y="26.082cm">
          <text:p text:style-name="P1">5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1.168cm" svg:y="26.081cm">
          <text:p text:style-name="P1">4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2.755cm" svg:y="27.351cm">
          <text:p text:style-name="P1">3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9.898cm" svg:y="27.35cm">
          <text:p text:style-name="P1">4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4.343cm" svg:y="28.622cm">
          <text:p text:style-name="P1">2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1.486cm" svg:y="28.621cm">
          <text:p text:style-name="P1">3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7.2cm" svg:y="21.003cm">
          <text:p text:style-name="P1">-45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5.613cm" svg:y="29.893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2.756cm" svg:y="29.892cm">
          <text:p text:style-name="P1">2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7.2cm" svg:y="31.163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74.343cm" svg:y="31.163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2cm" svg:height="0.953cm" svg:x="60.69cm" svg:y="21.955cm">
          <text:p text:style-name="P1">1 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0.953cm" svg:x="60.69cm" svg:y="21.955cm">
          <text:p text:style-name="P1">6 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3cm" svg:height="0.953cm" svg:x="59.101cm" svg:y="23.225cm">
          <text:p text:style-name="P1">6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1.325cm" svg:y="24.494cm">
          <text:p text:style-name="P1">-19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7.515cm" svg:y="24.494cm">
          <text:p text:style-name="P1">6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5.927cm" svg:y="25.765cm">
          <text:p text:style-name="P1">6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222cm" svg:height="0.952cm" svg:x="60.689cm" svg:y="25.765cm">
          <text:p text:style-name="P1">-4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9.419cm" svg:y="27.034cm">
          <text:p text:style-name="P1">1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2.752cm" svg:y="27.034cm">
          <text:p text:style-name="P1">6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1.164cm" svg:y="28.306cm">
          <text:p text:style-name="P1">6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4.339cm" svg:y="28.305cm">
          <text:p text:style-name="P1">5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5.188cm" svg:y="29.637cm">
          <text:p text:style-name="P1">4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2.435cm" svg:y="29.574cm">
          <text:p text:style-name="P1">5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7.514cm" svg:y="30.846cm">
          <text:p text:style-name="P1">3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4.657cm" svg:y="30.845cm">
          <text:p text:style-name="P1">4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222cm" svg:height="0.954cm" svg:x="63.229cm" svg:y="23.225cm">
          <text:p text:style-name="P1">-44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8.784cm" svg:y="32.117cm">
          <text:p text:style-name="P1">2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5.927cm" svg:y="32.116cm">
          <text:p text:style-name="P1">3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0.371cm" svg:y="33.387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7.514cm" svg:y="33.387cm">
          <text:p text:style-name="P1">2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cm" svg:height="0.951cm" svg:x="61.641cm" svg:y="34.657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9.101cm" svg:y="34.655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222cm" svg:height="0.952cm" svg:x="63.23cm" svg:y="28.305cm">
          <text:p text:style-name="P1">-4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8.785cm" svg:y="28.305cm">
          <text:p text:style-name="P1">1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60.372cm" svg:y="29.575cm">
          <text:p text:style-name="P1">0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22cm" svg:height="0.953cm" svg:x="57.832cm" svg:y="29.575cm">
          <text:p text:style-name="P1">1 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1.44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19:28:18.036128460</meta:creation-date>
    <dc:date>2022-10-27T06:08:24.206503132</dc:date>
    <meta:editing-duration>PT1H3M6S</meta:editing-duration>
    <meta:editing-cycles>10</meta:editing-cycles>
    <meta:generator>LibreOffice/7.3.6.2$Linux_X86_64 LibreOffice_project/30$Build-2</meta:generator>
    <meta:document-statistic meta:object-count="143"/>
  </office:meta>
</office:document-meta>
</file>